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24pt" fo:font-weight="bold" officeooo:rsid="000f9f7d" officeooo:paragraph-rsid="000f9f7d" style:font-size-asian="24pt" style:font-weight-asian="bold" style:font-size-complex="24pt" style:font-weight-complex="bold"/>
    </style:style>
    <style:style style:name="P2" style:family="paragraph" style:parent-style-name="Standard">
      <style:paragraph-properties fo:text-align="center" style:justify-single-word="false"/>
      <style:text-properties style:font-name="Arial" fo:font-size="24pt" fo:font-weight="bold" officeooo:rsid="0049b5d7" officeooo:paragraph-rsid="000f9f7d" style:font-size-asian="24pt" style:font-weight-asian="bold" style:font-size-complex="24pt" style:font-weight-complex="bold"/>
    </style:style>
    <style:style style:name="P3" style:family="paragraph" style:parent-style-name="Standard">
      <style:paragraph-properties fo:text-align="center" style:justify-single-word="false"/>
      <style:text-properties style:font-name="Arial" fo:font-size="14pt" fo:font-weight="bold" officeooo:rsid="000f9f7d" officeooo:paragraph-rsid="000f9f7d" style:font-size-asian="12.25pt" style:font-weight-asian="bold" style:font-size-complex="14pt" style:font-weight-complex="bold"/>
    </style:style>
    <style:style style:name="P4" style:family="paragraph" style:parent-style-name="Standard">
      <style:paragraph-properties fo:text-align="center" style:justify-single-word="false"/>
      <style:text-properties style:font-name="Arial" fo:font-size="14pt" fo:font-weight="bold" officeooo:rsid="0049b5d7" officeooo:paragraph-rsid="0049b5d7" style:font-size-asian="12.25pt" style:font-weight-asian="bold" style:font-size-complex="14pt" style:font-weight-complex="bold"/>
    </style:style>
    <style:style style:name="P5" style:family="paragraph" style:parent-style-name="Standard">
      <style:paragraph-properties fo:text-align="justify" style:justify-single-word="false"/>
      <style:text-properties style:font-name="Arial" fo:font-size="12pt" fo:font-weight="normal" officeooo:rsid="0015b6fd" officeooo:paragraph-rsid="0022cb05"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style:font-name="Arial" fo:font-size="12pt" fo:font-weight="normal" officeooo:rsid="00106720" officeooo:paragraph-rsid="000f9f7d"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style:font-name="Arial" fo:font-size="12pt" fo:font-weight="normal" officeooo:rsid="0053eb2f" officeooo:paragraph-rsid="002c6e87"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Arial" fo:font-size="12pt" fo:font-weight="normal" officeooo:rsid="0030f915" officeooo:paragraph-rsid="0030f915" style:font-size-asian="10.5pt" style:font-weight-asian="normal" style:font-size-complex="12pt" style:font-weight-complex="normal"/>
    </style:style>
    <style:style style:name="P9" style:family="paragraph" style:parent-style-name="Standard">
      <style:paragraph-properties fo:text-align="center" style:justify-single-word="false"/>
      <style:text-properties style:font-name="Arial" fo:font-size="20pt" fo:font-weight="bold" officeooo:rsid="0051e9d7" officeooo:paragraph-rsid="0051e9d7" style:font-size-asian="17.5pt" style:font-weight-asian="bold" style:font-size-complex="20pt" style:font-weight-complex="bold"/>
    </style:style>
    <style:style style:name="P10" style:family="paragraph" style:parent-style-name="Standard">
      <style:paragraph-properties fo:text-align="center" style:justify-single-word="false"/>
      <style:text-properties officeooo:rsid="000f9f7d" officeooo:paragraph-rsid="000f9f7d"/>
    </style:style>
    <style:style style:name="P11" style:family="paragraph" style:parent-style-name="Standard">
      <style:paragraph-properties fo:text-align="justify" style:justify-single-word="false"/>
      <style:text-properties officeooo:rsid="0053eb2f" officeooo:paragraph-rsid="0053eb2f"/>
    </style:style>
    <style:style style:name="P12" style:family="paragraph" style:parent-style-name="Standard">
      <style:paragraph-properties fo:margin-left="0.4925in" fo:margin-right="0in" fo:text-align="justify" style:justify-single-word="false" fo:text-indent="0in" style:auto-text-indent="false"/>
      <style:text-properties style:font-name="Arial" fo:font-size="12pt" fo:font-weight="normal" officeooo:rsid="0026210b" officeooo:paragraph-rsid="0026210b" style:font-size-asian="10.5pt" style:font-weight-asian="normal" style:font-size-complex="12pt" style:font-weight-complex="normal"/>
    </style:style>
    <style:style style:name="P13" style:family="paragraph" style:parent-style-name="Standard">
      <style:paragraph-properties fo:margin-left="0.4925in" fo:margin-right="0in" fo:text-align="justify" style:justify-single-word="false" fo:text-indent="0in" style:auto-text-indent="false"/>
      <style:text-properties style:font-name="Arial" fo:font-size="12pt" fo:font-weight="normal" officeooo:rsid="0026210b" officeooo:paragraph-rsid="0022cb05" style:font-size-asian="10.5pt" style:font-weight-asian="normal" style:font-size-complex="12pt" style:font-weight-complex="normal"/>
    </style:style>
    <style:style style:name="P14" style:family="paragraph" style:parent-style-name="Standard">
      <style:paragraph-properties fo:margin-left="0.4925in" fo:margin-right="0in" fo:text-align="justify" style:justify-single-word="false" fo:text-indent="0in" style:auto-text-indent="false"/>
      <style:text-properties style:font-name="Arial" fo:font-size="12pt" fo:font-weight="normal" officeooo:rsid="0030f915" officeooo:paragraph-rsid="0030f915" style:font-size-asian="10.5pt" style:font-weight-asian="normal" style:font-size-complex="12pt" style:font-weight-complex="normal"/>
    </style:style>
    <style:style style:name="P15" style:family="paragraph" style:parent-style-name="Standard">
      <style:paragraph-properties fo:margin-left="0.4925in" fo:margin-right="0in" fo:text-align="justify" style:justify-single-word="false" fo:text-indent="0in" style:auto-text-indent="false"/>
      <style:text-properties style:font-name="Arial" fo:font-size="12pt" fo:font-weight="normal" officeooo:rsid="0030f915" officeooo:paragraph-rsid="0057879b" style:font-size-asian="10.5pt" style:font-weight-asian="normal" style:font-size-complex="12pt" style:font-weight-complex="normal"/>
    </style:style>
    <style:style style:name="P16" style:family="paragraph" style:parent-style-name="Standard">
      <style:paragraph-properties fo:margin-left="0.4925in" fo:margin-right="0in" fo:text-align="justify" style:justify-single-word="false" fo:text-indent="0in" style:auto-text-indent="false"/>
      <style:text-properties style:font-name="Arial" fo:font-size="12pt" fo:font-weight="normal" officeooo:rsid="0030f915" officeooo:paragraph-rsid="00593215" style:font-size-asian="10.5pt" style:font-weight-asian="normal" style:font-size-complex="12pt" style:font-weight-complex="normal"/>
    </style:style>
    <style:style style:name="P17" style:family="paragraph" style:parent-style-name="Standard">
      <style:paragraph-properties fo:margin-left="0.4925in" fo:margin-right="0in" fo:text-align="justify" style:justify-single-word="false" fo:text-indent="0in" style:auto-text-indent="false"/>
      <style:text-properties style:font-name="Arial" fo:font-size="12pt" fo:font-weight="normal" officeooo:rsid="00154318" officeooo:paragraph-rsid="0015197e" style:font-size-asian="10.5pt" style:font-weight-asian="normal" style:font-size-complex="12pt" style:font-weight-complex="normal"/>
    </style:style>
    <style:style style:name="P18" style:family="paragraph" style:parent-style-name="Standard">
      <style:paragraph-properties fo:margin-left="0.4925in" fo:margin-right="0in" fo:text-align="justify" style:justify-single-word="false" fo:text-indent="0in" style:auto-text-indent="false"/>
      <style:text-properties style:font-name="Arial" fo:font-size="12pt" fo:font-weight="normal" officeooo:rsid="0053eb2f" officeooo:paragraph-rsid="0015197e" style:font-size-asian="10.5pt" style:font-weight-asian="normal" style:font-size-complex="12pt" style:font-weight-complex="normal"/>
    </style:style>
    <style:style style:name="P19" style:family="paragraph" style:parent-style-name="Standard">
      <style:paragraph-properties fo:margin-left="0.4925in" fo:margin-right="0in" fo:text-align="justify" style:justify-single-word="false" fo:text-indent="0in" style:auto-text-indent="false"/>
      <style:text-properties style:font-name="Arial" fo:font-size="12pt" fo:font-weight="normal" officeooo:rsid="0053f7e4" officeooo:paragraph-rsid="00301b3b" style:font-size-asian="10.5pt" style:font-weight-asian="normal" style:font-size-complex="12pt" style:font-weight-complex="normal"/>
    </style:style>
    <style:style style:name="P20" style:family="paragraph" style:parent-style-name="Standard">
      <style:paragraph-properties fo:margin-left="0.4925in" fo:margin-right="0in" fo:text-align="justify" style:justify-single-word="false" fo:text-indent="0in" style:auto-text-indent="false"/>
      <style:text-properties style:font-name="Arial" fo:font-size="12pt" fo:font-weight="normal" officeooo:rsid="0055a0ee" officeooo:paragraph-rsid="0055a0ee" style:font-size-asian="10.5pt" style:font-weight-asian="normal" style:font-size-complex="12pt" style:font-weight-complex="normal"/>
    </style:style>
    <style:style style:name="P21" style:family="paragraph" style:parent-style-name="Standard">
      <style:paragraph-properties fo:margin-left="0.4925in" fo:margin-right="0in" fo:text-align="justify" style:justify-single-word="false" fo:text-indent="0in" style:auto-text-indent="false"/>
      <style:text-properties style:font-name="Arial" fo:font-size="12pt" fo:font-weight="normal" officeooo:rsid="0057879b" officeooo:paragraph-rsid="0057879b" style:font-size-asian="10.5pt" style:font-weight-asian="normal" style:font-size-complex="12pt" style:font-weight-complex="normal"/>
    </style:style>
    <style:style style:name="P22" style:family="paragraph" style:parent-style-name="Standard">
      <style:paragraph-properties fo:margin-left="0.4925in" fo:margin-right="0in" fo:text-align="justify" style:justify-single-word="false" fo:text-indent="0in" style:auto-text-indent="false"/>
      <style:text-properties style:font-name="Arial" fo:font-size="12pt" fo:font-weight="normal" officeooo:rsid="0057879b" officeooo:paragraph-rsid="00593215" style:font-size-asian="10.5pt" style:font-weight-asian="normal" style:font-size-complex="12pt" style:font-weight-complex="normal"/>
    </style:style>
    <style:style style:name="P23" style:family="paragraph" style:parent-style-name="Standard">
      <style:paragraph-properties fo:margin-left="0.4925in" fo:margin-right="0in" fo:text-align="justify" style:justify-single-word="false" fo:text-indent="0in" style:auto-text-indent="false"/>
      <style:text-properties style:font-name="Arial" fo:font-size="12pt" fo:font-weight="normal" officeooo:rsid="0057879b" officeooo:paragraph-rsid="005aee26" style:font-size-asian="10.5pt" style:font-weight-asian="normal" style:font-size-complex="12pt" style:font-weight-complex="normal"/>
    </style:style>
    <style:style style:name="P24" style:family="paragraph" style:parent-style-name="Standard">
      <style:paragraph-properties fo:margin-left="0.4925in" fo:margin-right="0in" fo:text-align="justify" style:justify-single-word="false" fo:text-indent="0in" style:auto-text-indent="false"/>
      <style:text-properties style:font-name="Arial" fo:font-size="12pt" fo:font-weight="normal" officeooo:rsid="0057879b" officeooo:paragraph-rsid="006063e8" style:font-size-asian="10.5pt" style:font-weight-asian="normal" style:font-size-complex="12pt" style:font-weight-complex="normal"/>
    </style:style>
    <style:style style:name="P25" style:family="paragraph" style:parent-style-name="Standard">
      <style:paragraph-properties fo:margin-left="0.4925in" fo:margin-right="0in" fo:text-align="justify" style:justify-single-word="false" fo:text-indent="0in" style:auto-text-indent="false"/>
      <style:text-properties style:font-name="Arial" fo:font-size="12pt" fo:font-weight="normal" officeooo:rsid="0057879b" officeooo:paragraph-rsid="005af816" style:font-size-asian="10.5pt" style:font-weight-asian="normal" style:font-size-complex="12pt" style:font-weight-complex="normal"/>
    </style:style>
    <style:style style:name="P26" style:family="paragraph" style:parent-style-name="Standard">
      <style:paragraph-properties fo:margin-left="0.4925in" fo:margin-right="0in" fo:text-align="justify" style:justify-single-word="false" fo:text-indent="0in" style:auto-text-indent="false"/>
      <style:text-properties style:font-name="Arial" fo:font-size="12pt" fo:font-weight="normal" officeooo:rsid="0057879b" officeooo:paragraph-rsid="005d6f39" style:font-size-asian="10.5pt" style:font-weight-asian="normal" style:font-size-complex="12pt" style:font-weight-complex="normal"/>
    </style:style>
    <style:style style:name="P27" style:family="paragraph" style:parent-style-name="Standard">
      <style:paragraph-properties fo:margin-left="0.4925in" fo:margin-right="0in" fo:text-align="justify" style:justify-single-word="false" fo:text-indent="0in" style:auto-text-indent="false"/>
      <style:text-properties style:font-name="Arial" fo:font-size="12pt" fo:font-weight="normal" officeooo:rsid="00593215" officeooo:paragraph-rsid="00332c0b" style:font-size-asian="10.5pt" style:font-weight-asian="normal" style:font-size-complex="12pt" style:font-weight-complex="normal"/>
    </style:style>
    <style:style style:name="P28" style:family="paragraph" style:parent-style-name="Standard">
      <style:paragraph-properties fo:margin-left="0.4925in" fo:margin-right="0in" fo:text-align="justify" style:justify-single-word="false" fo:text-indent="0in" style:auto-text-indent="false"/>
      <style:text-properties style:font-name="Arial" fo:font-size="12pt" fo:font-weight="normal" officeooo:rsid="005aee26" officeooo:paragraph-rsid="006063e8" style:font-size-asian="10.5pt" style:font-weight-asian="normal" style:font-size-complex="12pt" style:font-weight-complex="normal"/>
    </style:style>
    <style:style style:name="P29" style:family="paragraph" style:parent-style-name="Standard">
      <style:paragraph-properties fo:margin-left="0.4925in" fo:margin-right="0in" fo:text-align="justify" style:justify-single-word="false" fo:text-indent="0in" style:auto-text-indent="false"/>
      <style:text-properties style:font-name="Arial" fo:font-size="12pt" fo:font-weight="normal" officeooo:rsid="005d6f39" officeooo:paragraph-rsid="005eb29a" style:font-size-asian="10.5pt" style:font-weight-asian="normal" style:font-size-complex="12pt" style:font-weight-complex="normal"/>
    </style:style>
    <style:style style:name="P30" style:family="paragraph" style:parent-style-name="Standard">
      <style:paragraph-properties fo:margin-left="0.4925in" fo:margin-right="0in" fo:text-align="justify" style:justify-single-word="false" fo:text-indent="0in" style:auto-text-indent="false"/>
      <style:text-properties style:font-name="Arial" officeooo:paragraph-rsid="00593215"/>
    </style:style>
    <style:style style:name="P31" style:family="paragraph" style:parent-style-name="Standard">
      <style:paragraph-properties fo:margin-left="0.4925in" fo:margin-right="0in" fo:text-align="justify" style:justify-single-word="false" fo:text-indent="0in" style:auto-text-indent="false"/>
      <style:text-properties style:font-name="Arial" officeooo:paragraph-rsid="005aee26"/>
    </style:style>
    <style:style style:name="P32" style:family="paragraph" style:parent-style-name="Standard">
      <style:paragraph-properties fo:margin-left="0.4925in" fo:margin-right="0in" fo:text-align="justify" style:justify-single-word="false" fo:text-indent="0in" style:auto-text-indent="false"/>
      <style:text-properties style:font-name="Arial" officeooo:paragraph-rsid="005af816"/>
    </style:style>
    <style:style style:name="P33" style:family="paragraph" style:parent-style-name="Standard">
      <style:paragraph-properties fo:margin-left="0.4925in" fo:margin-right="0in" fo:text-align="justify" style:justify-single-word="false" fo:text-indent="0in" style:auto-text-indent="false"/>
      <style:text-properties style:font-name="Arial" officeooo:paragraph-rsid="006063e8"/>
    </style:style>
    <style:style style:name="P34" style:family="paragraph" style:parent-style-name="Standard">
      <style:paragraph-properties fo:margin-left="0.4925in" fo:margin-right="0in" fo:text-align="justify" style:justify-single-word="false" fo:text-indent="0in" style:auto-text-indent="false"/>
      <style:text-properties style:font-name="Arial" officeooo:paragraph-rsid="005d6f39"/>
    </style:style>
    <style:style style:name="P35" style:family="paragraph" style:parent-style-name="Standard">
      <style:paragraph-properties fo:margin-left="0.4925in" fo:margin-right="0in" fo:text-align="justify" style:justify-single-word="false" fo:text-indent="0in" style:auto-text-indent="false"/>
      <style:text-properties style:font-name="Arial" officeooo:rsid="0043edb5" officeooo:paragraph-rsid="005eb29a"/>
    </style:style>
    <style:style style:name="P36" style:family="paragraph" style:parent-style-name="Standard">
      <style:paragraph-properties fo:margin-left="0.4925in" fo:margin-right="0in" fo:text-align="justify" style:justify-single-word="false" fo:text-indent="0in" style:auto-text-indent="false"/>
      <style:text-properties style:font-name="Arial" officeooo:rsid="005eb29a" officeooo:paragraph-rsid="005eb29a"/>
    </style:style>
    <style:style style:name="P37" style:family="paragraph" style:parent-style-name="Standard">
      <style:paragraph-properties fo:margin-left="0.4925in" fo:margin-right="0in" fo:text-align="justify" style:justify-single-word="false" fo:text-indent="0in" style:auto-text-indent="false"/>
      <style:text-properties style:font-name="Arial" officeooo:rsid="005eb29a" officeooo:paragraph-rsid="006063e8"/>
    </style:style>
    <style:style style:name="P38" style:family="paragraph" style:parent-style-name="Standard">
      <style:paragraph-properties fo:margin-left="0.4925in" fo:margin-right="0in" fo:text-align="justify" style:justify-single-word="false" fo:text-indent="0in" style:auto-text-indent="false"/>
      <style:text-properties officeooo:rsid="0053eb2f" officeooo:paragraph-rsid="0053eb2f"/>
    </style:style>
    <style:style style:name="P39" style:family="paragraph" style:parent-style-name="Standard">
      <style:paragraph-properties fo:margin-left="0in" fo:margin-right="0in" fo:text-align="justify" style:justify-single-word="false" fo:text-indent="0in" style:auto-text-indent="false"/>
      <style:text-properties style:font-name="Arial" fo:font-size="12pt" fo:font-weight="normal" officeooo:rsid="002c6e87" officeooo:paragraph-rsid="002461ef" style:font-size-asian="10.5pt" style:font-weight-asian="normal" style:font-size-complex="12pt" style:font-weight-complex="normal"/>
    </style:style>
    <style:style style:name="P40" style:family="paragraph" style:parent-style-name="Contents_20_Heading">
      <style:paragraph-properties fo:break-before="page"/>
    </style:style>
    <style:style style:name="P41" style:family="paragraph" style:parent-style-name="Contents_20_1">
      <style:paragraph-properties>
        <style:tab-stops>
          <style:tab-stop style:position="6.9252in" style:type="right" style:leader-style="dotted" style:leader-text="."/>
        </style:tab-stops>
      </style:paragraph-properties>
    </style:style>
    <style:style style:name="P42" style:family="paragraph" style:parent-style-name="NH1">
      <style:text-properties style:font-name="Arial" fo:font-size="12pt" fo:font-weight="normal" officeooo:rsid="005276c6" officeooo:paragraph-rsid="005276c6" style:font-size-asian="10.5pt" style:font-weight-asian="normal" style:font-size-complex="12pt" style:font-weight-complex="normal"/>
    </style:style>
    <style:style style:name="P43" style:family="paragraph" style:parent-style-name="NH1" style:list-style-name="Numbering_20_1">
      <style:text-properties style:font-name="Arial" fo:font-size="12pt" fo:font-weight="normal" officeooo:rsid="005276c6" officeooo:paragraph-rsid="005d6f39" style:font-size-asian="10.5pt" style:font-weight-asian="normal" style:font-size-complex="12pt" style:font-weight-complex="normal"/>
    </style:style>
    <style:style style:name="P44" style:family="paragraph" style:parent-style-name="NH1">
      <style:text-properties style:font-name="Arial" fo:font-size="12pt" fo:font-weight="normal" officeooo:rsid="006063e8" officeooo:paragraph-rsid="006063e8" style:font-size-asian="10.5pt" style:font-weight-asian="normal" style:font-size-complex="12pt" style:font-weight-complex="normal"/>
    </style:style>
    <style:style style:name="P45" style:family="paragraph" style:parent-style-name="NH1">
      <style:text-properties officeooo:rsid="005276c6" officeooo:paragraph-rsid="005276c6"/>
    </style:style>
    <style:style style:name="P46" style:family="paragraph" style:parent-style-name="NH1">
      <style:text-properties fo:font-weight="normal" officeooo:rsid="005276c6" officeooo:paragraph-rsid="005276c6" style:font-weight-asian="normal" style:font-weight-complex="normal"/>
    </style:style>
    <style:style style:name="P47" style:family="paragraph" style:parent-style-name="NH1">
      <style:paragraph-properties fo:break-before="page"/>
      <style:text-properties style:font-name="Arial" fo:font-size="12pt" fo:font-weight="normal" style:font-size-asian="10.5pt" style:font-weight-asian="normal" style:font-size-complex="12pt" style:font-weight-complex="normal"/>
    </style:style>
    <style:style style:name="T1" style:family="text">
      <style:text-properties style:font-name="Arial" fo:font-size="12pt" fo:font-weight="normal" style:font-size-asian="10.5pt" style:font-weight-asian="normal" style:font-size-complex="12pt" style:font-weight-complex="normal"/>
    </style:style>
    <style:style style:name="T2" style:family="text">
      <style:text-properties style:font-name="Arial" fo:font-size="12pt" fo:font-weight="normal" officeooo:rsid="00154318" style:font-size-asian="10.5pt" style:font-weight-asian="normal" style:font-size-complex="12pt" style:font-weight-complex="normal"/>
    </style:style>
    <style:style style:name="T3" style:family="text">
      <style:text-properties style:font-name="Arial" fo:font-size="12pt" fo:font-weight="normal" officeooo:rsid="0015b6fd" style:font-size-asian="10.5pt" style:font-weight-asian="normal" style:font-size-complex="12pt" style:font-weight-complex="normal"/>
    </style:style>
    <style:style style:name="T4" style:family="text">
      <style:text-properties style:font-name="Arial" fo:font-size="12pt" fo:font-weight="normal" officeooo:rsid="0023b601" style:font-size-asian="10.5pt" style:font-weight-asian="normal" style:font-size-complex="12pt" style:font-weight-complex="normal"/>
    </style:style>
    <style:style style:name="T5" style:family="text">
      <style:text-properties style:font-name="Arial" fo:font-size="12pt" fo:font-weight="normal" officeooo:rsid="006063e8" style:font-size-asian="10.5pt" style:font-weight-asian="normal" style:font-size-complex="12pt" style:font-weight-complex="normal"/>
    </style:style>
    <style:style style:name="T6" style:family="text">
      <style:text-properties style:font-name="Arial" fo:font-size="14pt" fo:font-weight="bold" style:font-size-asian="12.25pt" style:font-weight-asian="bold" style:font-size-complex="14pt" style:font-weight-complex="bold"/>
    </style:style>
    <style:style style:name="T7" style:family="text">
      <style:text-properties officeooo:rsid="0055a0ee"/>
    </style:style>
    <style:style style:name="T8" style:family="text">
      <style:text-properties officeooo:rsid="0057879b"/>
    </style:style>
    <style:style style:name="T9" style:family="text">
      <style:text-properties officeooo:rsid="00593215"/>
    </style:style>
    <style:style style:name="T10" style:family="text">
      <style:text-properties fo:font-size="12pt" fo:font-weight="normal" style:font-size-asian="10.5pt" style:font-weight-asian="normal" style:font-size-complex="12pt" style:font-weight-complex="normal"/>
    </style:style>
    <style:style style:name="T11" style:family="text">
      <style:text-properties fo:font-size="12pt" fo:font-weight="normal" officeooo:rsid="0057879b" style:font-size-asian="10.5pt" style:font-weight-asian="normal" style:font-size-complex="12pt" style:font-weight-complex="normal"/>
    </style:style>
    <style:style style:name="T12" style:family="text">
      <style:text-properties fo:font-size="12pt" fo:font-weight="normal" officeooo:rsid="00593215" style:font-size-asian="10.5pt" style:font-weight-asian="normal" style:font-size-complex="12pt" style:font-weight-complex="normal"/>
    </style:style>
    <style:style style:name="T13" style:family="text">
      <style:text-properties fo:font-size="12pt" fo:font-weight="normal" officeooo:rsid="005aee26" style:font-size-asian="10.5pt" style:font-weight-asian="normal" style:font-size-complex="12pt" style:font-weight-complex="normal"/>
    </style:style>
    <style:style style:name="T14" style:family="text">
      <style:text-properties fo:font-size="12pt" fo:font-weight="normal" officeooo:rsid="005af816" style:font-size-asian="10.5pt" style:font-weight-asian="normal" style:font-size-complex="12pt" style:font-weight-complex="normal"/>
    </style:style>
    <style:style style:name="T15" style:family="text">
      <style:text-properties fo:font-size="12pt" fo:font-weight="normal" officeooo:rsid="005d6f39" style:font-size-asian="10.5pt" style:font-weight-asian="normal" style:font-size-complex="12pt" style:font-weight-complex="normal"/>
    </style:style>
    <style:style style:name="T16" style:family="text">
      <style:text-properties fo:font-size="12pt" fo:font-weight="normal" officeooo:rsid="0035e3a8" style:font-size-asian="10.5pt" style:font-weight-asian="normal" style:font-size-complex="12pt" style:font-weight-complex="normal"/>
    </style:style>
    <style:style style:name="T17" style:family="text">
      <style:text-properties fo:font-size="12pt" fo:font-weight="normal" officeooo:rsid="005eb29a" style:font-size-asian="10.5pt" style:font-weight-asian="normal" style:font-size-complex="12pt" style:font-weight-complex="normal"/>
    </style:style>
    <style:style style:name="T18" style:family="text">
      <style:text-properties fo:font-size="12pt" fo:font-weight="normal" officeooo:rsid="006063e8" style:font-size-asian="10.5pt" style:font-weight-asian="normal" style:font-size-complex="12pt" style:font-weight-complex="normal"/>
    </style:style>
    <style:style style:name="T19" style:family="text">
      <style:text-properties fo:font-size="12pt" fo:font-weight="normal" officeooo:rsid="0060c342" style:font-size-asian="10.5pt" style:font-weight-asian="normal" style:font-size-complex="12pt" style:font-weight-complex="normal"/>
    </style:style>
    <style:style style:name="T20" style:family="text">
      <style:text-properties fo:font-size="12pt" fo:font-weight="normal" officeooo:rsid="00631d21" style:font-size-asian="10.5pt" style:font-weight-asian="normal" style:font-size-complex="12pt" style:font-weight-complex="normal"/>
    </style:style>
    <style:style style:name="T21" style:family="text">
      <style:text-properties officeooo:rsid="005d6f39"/>
    </style:style>
    <style:style style:name="T22" style:family="text">
      <style:text-properties officeooo:rsid="006063e8"/>
    </style:style>
    <style:style style:name="T23" style:family="text">
      <style:text-properties officeooo:rsid="00631d2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2">Real-Time Net Value Requirements</text:p>
      <text:p text:style-name="P9">Automated Testing Framework Example</text:p>
      <text:p text:style-name="P1"/>
      <text:p text:style-name="P1"/>
      <text:p text:style-name="P1"/>
      <text:p text:style-name="P1"/>
      <text:p text:style-name="P3">Mark Broihier</text:p>
      <text:p text:style-name="P3"><text:span text:style-name="T23">August</text:span> <text:span text:style-name="T23">26</text:span>, 201<text:span text:style-name="T23">7</text:span></text:p>
      <text:p text:style-name="P4"/>
      <text:p text:style-name="P10"><text:span text:style-name="T6"><text:line-break/></text:span><text:span text:style-name="T1"><text:line-break/></text:span></text:p>
      <text:p text:style-name="P6"><text:lin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0">Table of Contents</text:p>
          </text:index-title>
          <text:p text:style-name="P41"><text:a xlink:type="simple" xlink:href="#__RefHeading__648_1210061290" text:style-name="Index_20_Link" text:visited-style-name="Index_20_Link"><text:s/>1 Introduction<text:tab/>3</text:a></text:p>
          <text:p text:style-name="P41"><text:a xlink:type="simple" xlink:href="#__RefHeading__650_1210061290" text:style-name="Index_20_Link" text:visited-style-name="Index_20_Link"><text:s/>1.1 Scope<text:tab/>3</text:a></text:p>
          <text:p text:style-name="P41"><text:a xlink:type="simple" xlink:href="#__RefHeading__652_1210061290" text:style-name="Index_20_Link" text:visited-style-name="Index_20_Link"><text:s/>1.2 Features<text:tab/>3</text:a></text:p>
          <text:p text:style-name="P41"><text:a xlink:type="simple" xlink:href="#__RefHeading__654_1210061290" text:style-name="Index_20_Link" text:visited-style-name="Index_20_Link"><text:s/>1.3 Acronyms<text:tab/>3</text:a></text:p>
          <text:p text:style-name="P41"><text:a xlink:type="simple" xlink:href="#__RefHeading__1716_483904327" text:style-name="Index_20_Link" text:visited-style-name="Index_20_Link"><text:s/>2 RTNV<text:tab/>3</text:a></text:p>
          <text:p text:style-name="P41"><text:a xlink:type="simple" xlink:href="#__RefHeading__658_1210061290" text:style-name="Index_20_Link" text:visited-style-name="Index_20_Link"><text:s/>2.1 Theory of Operation<text:tab/>3</text:a></text:p>
          <text:p text:style-name="P41"><text:a xlink:type="simple" xlink:href="#__RefHeading__660_1210061290" text:style-name="Index_20_Link" text:visited-style-name="Index_20_Link"><text:s/>2.2 External Interface Requirements<text:tab/>4</text:a></text:p>
          <text:p text:style-name="P41"><text:a xlink:type="simple" xlink:href="#__RefHeading__662_1210061290" text:style-name="Index_20_Link" text:visited-style-name="Index_20_Link"><text:s/>2.3 Processing Requirements<text:tab/>4</text:a></text:p>
          <text:p text:style-name="P41"><text:a xlink:type="simple" xlink:href="#__RefHeading__817_613997132" text:style-name="Index_20_Link" text:visited-style-name="Index_20_Link"><text:s/>2.3.1 Startup<text:tab/>4</text:a></text:p>
          <text:p text:style-name="P41"><text:a xlink:type="simple" xlink:href="#__RefHeading__664_1210061290" text:style-name="Index_20_Link" text:visited-style-name="Index_20_Link"><text:s/>2.3.2 Enter button<text:tab/>4</text:a></text:p>
          <text:p text:style-name="P41"><text:a xlink:type="simple" xlink:href="#__RefHeading__666_1210061290" text:style-name="Index_20_Link" text:visited-style-name="Index_20_Link"><text:s/>2.3.3 Delete button<text:tab/>5</text:a></text:p>
          <text:p text:style-name="P41"><text:a xlink:type="simple" xlink:href="#__RefHeading__705_613997132" text:style-name="Index_20_Link" text:visited-style-name="Index_20_Link"><text:s/>2.3.4 Next button<text:tab/>5</text:a></text:p>
          <text:p text:style-name="P41"><text:a xlink:type="simple" xlink:href="#__RefHeading__707_613997132" text:style-name="Index_20_Link" text:visited-style-name="Index_20_Link"><text:s/>2.3.5 Calculate Net Value button<text:tab/>5</text:a></text:p>
          <text:p text:style-name="P41"><text:a xlink:type="simple" xlink:href="#__RefHeading__686_1210061290" text:style-name="Index_20_Link" text:visited-style-name="Index_20_Link"><text:s/>2.4 Provisioning Requirements<text:tab/>5</text:a></text:p>
          <text:p text:style-name="P41"><text:a xlink:type="simple" xlink:href="#__RefHeading__688_1210061290" text:style-name="Index_20_Link" text:visited-style-name="Index_20_Link"><text:s/>2.5 Performance Requirements<text:tab/>6</text:a></text:p>
        </text:index-body>
      </text:table-of-content>
      <text:p text:style-name="P6"/>
      <text:list xml:id="list5062201649678090207" text:style-name="Numbering_20_1">
        <text:list-item>
          <text:h text:style-name="P47" text:outline-level="1"><text:bookmark-start text:name="__RefHeading__648_1210061290"/>Introduction<text:bookmark-end text:name="__RefHeading__648_1210061290"/></text:h>
        </text:list-item>
      </text:list>
      <text:p text:style-name="P11"><text:span text:style-name="T3">T</text:span><text:span text:style-name="T1">he purpose of this document is to define the requirements for an Android </text:span><text:span text:style-name="T5">a</text:span><text:span text:style-name="T1">pp that will allow a user to enter and store stocks in </text:span><text:span text:style-name="T5">a</text:span><text:span text:style-name="T1"> portfolio and, with the </text:span><text:span text:style-name="T5">a</text:span><text:span text:style-name="T1">pp, see the net value of the portfolio.</text:span></text:p>
      <text:p text:style-name="P5"/>
      <text:list xml:id="list103353352338756" text:continue-numbering="true" text:style-name="Numbering_20_1">
        <text:list-item>
          <text:list>
            <text:list-item>
              <text:h text:style-name="P42" text:outline-level="1"><text:bookmark-start text:name="__RefHeading__650_1210061290"/>Scope<text:bookmark-end text:name="__RefHeading__650_1210061290"/></text:h>
            </text:list-item>
          </text:list>
        </text:list-item>
      </text:list>
      <text:p text:style-name="P18">This document defines the interface, processing, and displays for an Android <text:span text:style-name="T22">a</text:span>pp that is intended to work on Android versions greater than or equal to 4.<text:span text:style-name="T7">4.</text:span>2. <text:s/>The purpose of this app is mostly to demonstrate the generic embedded testing framework that I've developed.</text:p>
      <text:p text:style-name="P17"/>
      <text:list xml:id="list103353418519537" text:continue-numbering="true" text:style-name="Numbering_20_1">
        <text:list-item>
          <text:list>
            <text:list-item>
              <text:h text:style-name="P45" text:outline-level="1"><text:bookmark-start text:name="__RefHeading__652_1210061290"/><text:span text:style-name="T2">F</text:span><text:span text:style-name="T1">eatures</text:span><text:bookmark-end text:name="__RefHeading__652_1210061290"/></text:h>
            </text:list-item>
          </text:list>
        </text:list-item>
      </text:list>
      <text:p text:style-name="P38"><text:span text:style-name="T4">R</text:span><text:span text:style-name="T1">eal-Time Net Value (rtnv) will be a single menu Android demonstration app that has a user interface to enter stock tickers, number of shares, and value of each share. <text:s/>The values are updated when an internet interface is available, so the displayed net value varies with the value of the stocks. <text:s/></text:span></text:p>
      <text:p text:style-name="P13"/>
      <text:list xml:id="list103354155226687" text:continue-numbering="true" text:style-name="Numbering_20_1">
        <text:list-item>
          <text:list>
            <text:list-item>
              <text:h text:style-name="P42" text:outline-level="1"><text:bookmark-start text:name="__RefHeading__654_1210061290"/>Acronyms<text:bookmark-end text:name="__RefHeading__654_1210061290"/></text:h>
            </text:list-item>
          </text:list>
        </text:list-item>
      </text:list>
      <text:p text:style-name="P12"/>
      <text:p text:style-name="P39"><text:span text:style-name="T1"/></text:p>
      <text:list xml:id="list103354873251660" text:continue-numbering="true" text:style-name="Numbering_20_1">
        <text:list-item>
          <text:h text:style-name="P46" text:outline-level="1"><text:bookmark-start text:name="__RefHeading__1716_483904327"/>RTNV<text:bookmark-end text:name="__RefHeading__1716_483904327"/></text:h>
        </text:list-item>
      </text:list>
      <text:p text:style-name="P7">The following paragraphs outline the operation of rtnv and the detailed requirements that define the expected behavior of the app.</text:p>
      <text:list xml:id="list103354316926749" text:continue-numbering="true" text:style-name="Numbering_20_1">
        <text:list-item>
          <text:list>
            <text:list-item>
              <text:h text:style-name="P42" text:outline-level="1"><text:bookmark-start text:name="__RefHeading__658_1210061290"/>Theory of Operation<text:bookmark-end text:name="__RefHeading__658_1210061290"/></text:h>
            </text:list-item>
          </text:list>
        </text:list-item>
      </text:list>
      <text:p text:style-name="P19">When rtnv is selected to run from an Android main menu, it will read a <text:span text:style-name="T22">portfolio from a </text:span>persistent database of stocks <text:span text:style-name="T7">and update the value of the stocks based on the last closing price</text:span>. <text:s/>Each stock <text:span text:style-name="T22">in the portfolio </text:span>will have a ticker, number of shares, and value for each share associated with it. <text:s/>If the app is running on the Android device for the first time, the database will be initialized as empty.</text:p>
      <text:p text:style-name="P19"/>
      <text:p text:style-name="P20">The user will be able to enter a ticker symbol and the number of shares owned. <text:s/>When the “enter” button is pressed, the ticker on the screen will be used to query for the stock's last closing price and, if available, store that price in the <text:span text:style-name="T22">portfolio</text:span> along with the newly entered ticker and number of shares.</text:p>
      <text:p text:style-name="P20"/>
      <text:p text:style-name="P20">If the “delete” button is pressed, the ticker symbol on the display will be removed from the persistent database.</text:p>
      <text:p text:style-name="P20">If the “next” button is pressed, the <text:span text:style-name="T8">stocks in the persistent database will be displayed one by one until the list is exhausted. </text:span></text:p>
      <text:list xml:id="list103354500679901" text:continue-numbering="true" text:style-name="Numbering_20_1">
        <text:list-item>
          <text:list>
            <text:list-item>
              <text:h text:style-name="P42" text:outline-level="1"><text:bookmark-start text:name="__RefHeading__660_1210061290"/><text:soft-page-break/>External Interface Requirements<text:bookmark-end text:name="__RefHeading__660_1210061290"/></text:h>
            </text:list-item>
          </text:list>
        </text:list-item>
      </text:list>
      <text:p text:style-name="P14"><text:span text:style-name="T8">ID::RTNV-EXT-IF-010 rtnv shall have a displayable and editable field that allows a user to enter stock ticker symbols</text:span>.</text:p>
      <text:p text:style-name="P14"/>
      <text:p text:style-name="P15"><text:span text:style-name="T8">ID::RTNV-EXT-IF-020 rtnv shall have a displayable and editable field that allows a user to enter the number of shares owned of a given ticker symbol</text:span>.</text:p>
      <text:p text:style-name="P14"/>
      <text:p text:style-name="P21">ID::RTNV-EXT-IF-030 rtnv shall have a displayable field that shows the value of a stock share identified by the displayed ticker.</text:p>
      <text:p text:style-name="P8"/>
      <text:p text:style-name="P21">ID::RTNV-EXT-IF-040 rtnv shall have a displayable field that shows the net value of the portfolio stored in the persistent database.</text:p>
      <text:p text:style-name="P15"/>
      <text:p text:style-name="P22">ID::RTNV-EXT-IF-050 rtnv shall have buttons labeled “enter”, “delete”, “next”, and “calculate net value” that conform to the processing requirements identified below.</text:p>
      <text:p text:style-name="P16"/>
      <text:p text:style-name="P22">ID::RTNV-EXT-IF-060 rtnv shall use a public server such as Yahoo finance to retrieve the closing prices of stocks identified by the ticker symbols. <text:s/>Note: this is a demonstration app only and is not meant to be massively distributed for large scale use.</text:p>
      <text:p text:style-name="P16"/>
      <text:p text:style-name="P23">ID::RTNV-EXT-IF-070 rtnv shall use SQLite to create a persistent store of the portfolio on the target device.</text:p>
      <text:list xml:id="list103354482873072" text:continue-numbering="true" text:style-name="Numbering_20_1">
        <text:list-item>
          <text:list>
            <text:list-item>
              <text:h text:style-name="P42" text:outline-level="1"><text:bookmark-start text:name="__RefHeading__662_1210061290"/>Processing Requirements<text:bookmark-end text:name="__RefHeading__662_1210061290"/></text:h>
            </text:list-item>
          </text:list>
        </text:list-item>
      </text:list>
      <text:p text:style-name="P27">The following paragraphs identify the processing to be performed at initiation of the app and with each button press or screen touch.</text:p>
      <text:p text:style-name="P27"/>
      <text:list xml:id="list103354530113733" text:continue-numbering="true" text:style-name="Numbering_20_1">
        <text:list-item>
          <text:list>
            <text:list-item>
              <text:list>
                <text:list-item>
                  <text:h text:style-name="P44" text:outline-level="1"><text:bookmark-start text:name="__RefHeading__817_613997132"/>Startup<text:bookmark-end text:name="__RefHeading__817_613997132"/></text:h>
                </text:list-item>
              </text:list>
            </text:list-item>
          </text:list>
        </text:list-item>
      </text:list>
      <text:p text:style-name="P33"><text:span text:style-name="T11">ID::RTNV-</text:span><text:span text:style-name="T12">PR</text:span><text:span text:style-name="T11">-</text:span><text:span text:style-name="T18">INIT</text:span><text:span text:style-name="T11">-0</text:span><text:span text:style-name="T12">10 When the </text:span><text:span text:style-name="T18">app is started by selecting from the Android app selection menu, the app shall do the following:</text:span></text:p>
      <text:p text:style-name="P28"/>
      <text:p text:style-name="P33"><text:span text:style-name="T11">ID::RTNV-</text:span><text:span text:style-name="T12">PR</text:span><text:span text:style-name="T11">-</text:span><text:span text:style-name="T18">INIT</text:span><text:span text:style-name="T11">-0</text:span><text:span text:style-name="T12">10.</text:span><text:span text:style-name="T18">001</text:span><text:span text:style-name="T12"> </text:span><text:span text:style-name="T18">If the portfolio database does not exist, the app shall create the database and then display a blanked main menu.</text:span></text:p>
      <text:p text:style-name="P28"/>
      <text:p text:style-name="P33"><text:span text:style-name="T11">ID::RTNV-</text:span><text:span text:style-name="T12">PR</text:span><text:span text:style-name="T11">-</text:span><text:span text:style-name="T18">INIT</text:span><text:span text:style-name="T11">-0</text:span><text:span text:style-name="T12">10.</text:span><text:span text:style-name="T18">002</text:span><text:span text:style-name="T12"> </text:span><text:span text:style-name="T18">If the portfolio database does exist, the app shall query the public server to retrieve and store the latest closing price for each stock ticker in the portfolio and </text:span><text:span text:style-name="T19">then display a blanked main menu.</text:span></text:p>
      <text:p text:style-name="P24"/>
      <text:list xml:id="list103354140474239" text:continue-numbering="true" text:style-name="Numbering_20_1">
        <text:list-item>
          <text:list>
            <text:list-item>
              <text:list>
                <text:list-item>
                  <text:h text:style-name="P42" text:outline-level="1"><text:bookmark-start text:name="__RefHeading__664_1210061290"/><text:span text:style-name="T9">Enter</text:span> button<text:bookmark-end text:name="__RefHeading__664_1210061290"/></text:h>
                </text:list-item>
              </text:list>
            </text:list-item>
          </text:list>
        </text:list-item>
      </text:list>
      <text:p text:style-name="P30"><text:span text:style-name="T11">ID::RTNV-</text:span><text:span text:style-name="T12">PR</text:span><text:span text:style-name="T11">-</text:span><text:span text:style-name="T12">ENTER</text:span><text:span text:style-name="T11">-0</text:span><text:span text:style-name="T12">10 When the enter button is pressed, rtnv shall send a retrieve request to the public server if the ticker field is not empty</text:span>.</text:p>
      <text:p text:style-name="P30"/>
      <text:p text:style-name="P31"><text:span text:style-name="T11">ID::RTNV-</text:span><text:span text:style-name="T12">PR</text:span><text:span text:style-name="T11">-</text:span><text:span text:style-name="T12">ENTER</text:span><text:span text:style-name="T11">-0</text:span><text:span text:style-name="T12">10.</text:span><text:span text:style-name="T13">001</text:span><text:span text:style-name="T12"> rtnv shall </text:span><text:span text:style-name="T13">store a persistent copy of the ticker, number of shares, and value of each share in the persistent database.</text:span></text:p>
      <text:p text:style-name="P23"><text:soft-page-break/></text:p>
      <text:p text:style-name="P31"><text:span text:style-name="T11">ID::RTNV-</text:span><text:span text:style-name="T12">PR</text:span><text:span text:style-name="T11">-</text:span><text:span text:style-name="T12">ENTER</text:span><text:span text:style-name="T11">-0</text:span><text:span text:style-name="T12">10.</text:span><text:span text:style-name="T13">002</text:span><text:span text:style-name="T12"> </text:span><text:span text:style-name="T13">The ticker shall be the primary and unique key of the persistent store (previous definitions will be replaced).</text:span></text:p>
      <text:p text:style-name="P23"/>
      <text:p text:style-name="P31"><text:span text:style-name="T11">ID::RTNV-</text:span><text:span text:style-name="T12">PR</text:span><text:span text:style-name="T11">-</text:span><text:span text:style-name="T12">ENTER</text:span><text:span text:style-name="T11">-0</text:span><text:span text:style-name="T12">10.</text:span><text:span text:style-name="T13">003</text:span><text:span text:style-name="T12"> rtnv shall </text:span><text:span text:style-name="T13">store zero as the number of shares if the number of shares was not entered by the user.</text:span></text:p>
      <text:p text:style-name="P31"/>
      <text:p text:style-name="P31"><text:span text:style-name="T11">ID::RTNV-</text:span><text:span text:style-name="T12">PR</text:span><text:span text:style-name="T11">-</text:span><text:span text:style-name="T12">ENTER</text:span><text:span text:style-name="T11">-0</text:span><text:span text:style-name="T12">10.</text:span><text:span text:style-name="T13">004</text:span><text:span text:style-name="T12"> rtnv shall </text:span><text:span text:style-name="T13">store zero as the value of a share if the value can not be retrieved by the public server.</text:span></text:p>
      <text:p text:style-name="P31"/>
      <text:p text:style-name="P31"><text:span text:style-name="T11">ID::RTNV-</text:span><text:span text:style-name="T12">PR</text:span><text:span text:style-name="T11">-</text:span><text:span text:style-name="T12">ENTER</text:span><text:span text:style-name="T11">-0</text:span><text:span text:style-name="T12">10.</text:span><text:span text:style-name="T13">005</text:span><text:span text:style-name="T12"> rtnv shall </text:span><text:span text:style-name="T13">clear the ticker, number of shares, and value of each share fields at completion of processing.</text:span></text:p>
      <text:p text:style-name="P23"/>
      <text:p text:style-name="P31"><text:span text:style-name="T11">ID::RTNV-</text:span><text:span text:style-name="T12">PR</text:span><text:span text:style-name="T11">-</text:span><text:span text:style-name="T12">ENTER</text:span><text:span text:style-name="T11">-0</text:span><text:span text:style-name="T12">20 When the enter button is pressed, rtnv shall do nothing if the ticker field is empty</text:span>.</text:p>
      <text:list xml:id="list103354743501730" text:continue-numbering="true" text:style-name="Numbering_20_1">
        <text:list-item>
          <text:list>
            <text:list-item>
              <text:list>
                <text:list-item>
                  <text:h text:style-name="P42" text:outline-level="1"><text:bookmark-start text:name="__RefHeading__666_1210061290"/>Delete button<text:bookmark-end text:name="__RefHeading__666_1210061290"/></text:h>
                </text:list-item>
              </text:list>
            </text:list-item>
          </text:list>
        </text:list-item>
      </text:list>
      <text:p text:style-name="P32"><text:span text:style-name="T11">ID::RTNV-</text:span><text:span text:style-name="T12">PR</text:span><text:span text:style-name="T11">-</text:span><text:span text:style-name="T14">DELE</text:span><text:span text:style-name="T15">TE</text:span><text:span text:style-name="T11">-0</text:span><text:span text:style-name="T12">10 </text:span><text:span text:style-name="T15">When the delete button is pressed, r</text:span><text:span text:style-name="T12">tnv shall </text:span><text:span text:style-name="T14">remove the</text:span><text:span text:style-name="T13"> persistent copy of the </text:span><text:span text:style-name="T14">stock referenced by the ticker symbol in the display.</text:span></text:p>
      <text:p text:style-name="P25"/>
      <text:p text:style-name="P32"><text:span text:style-name="T11">ID::RTNV-</text:span><text:span text:style-name="T12">PR</text:span><text:span text:style-name="T11">-</text:span><text:span text:style-name="T15">DELETE</text:span><text:span text:style-name="T11">-0</text:span><text:span text:style-name="T12">20 When the </text:span><text:span text:style-name="T15">delete</text:span><text:span text:style-name="T12"> button is pressed, rtnv shall do nothing if the ticker field is empty</text:span><text:span text:style-name="T16">.</text:span></text:p>
      <text:list xml:id="list103355470667277" text:continue-numbering="true" text:style-name="Numbering_20_1">
        <text:list-item>
          <text:list>
            <text:list-item>
              <text:list>
                <text:list-item>
                  <text:h text:style-name="P43" text:outline-level="1"><text:bookmark-start text:name="__RefHeading__705_613997132"/><text:span text:style-name="T21">Next</text:span> button<text:bookmark-end text:name="__RefHeading__705_613997132"/></text:h>
                </text:list-item>
              </text:list>
            </text:list-item>
          </text:list>
        </text:list-item>
      </text:list>
      <text:p text:style-name="P34"><text:span text:style-name="T11">ID::RTNV-</text:span><text:span text:style-name="T12">PR</text:span><text:span text:style-name="T11">-</text:span><text:span text:style-name="T15">NEXT</text:span><text:span text:style-name="T11">-0</text:span><text:span text:style-name="T12">10 <text:s/></text:span><text:span text:style-name="T15">When the next button is pressed and it is the first press after any other button press, </text:span><text:span text:style-name="T12">rtnv shall </text:span><text:span text:style-name="T15">display the first stock in the the persistent copy of the portfolio</text:span><text:span text:style-name="T14">.</text:span></text:p>
      <text:p text:style-name="P26"/>
      <text:p text:style-name="P34"><text:span text:style-name="T11">ID::RTNV-</text:span><text:span text:style-name="T12">PR</text:span><text:span text:style-name="T11">-</text:span><text:span text:style-name="T15">NEXT</text:span><text:span text:style-name="T11">-0</text:span><text:span text:style-name="T15">2</text:span><text:span text:style-name="T12">0 <text:s/></text:span><text:span text:style-name="T15">When the next button is pressed and it is not the first button press, </text:span><text:span text:style-name="T12">rtnv shall </text:span><text:span text:style-name="T15">display the next stock in the persistent copy of the portfolio</text:span><text:span text:style-name="T14">.</text:span></text:p>
      <text:p text:style-name="P26"/>
      <text:p text:style-name="P34"><text:span text:style-name="T11">ID::RTNV-</text:span><text:span text:style-name="T12">PR</text:span><text:span text:style-name="T11">-</text:span><text:span text:style-name="T15">NEXT</text:span><text:span text:style-name="T11">-0</text:span><text:span text:style-name="T15">2</text:span><text:span text:style-name="T12">0.</text:span><text:span text:style-name="T15">001</text:span><text:span text:style-name="T12"> <text:s/></text:span><text:span text:style-name="T15">If there are no remaining stocks to display, the display fields for ticker, number of shares and value of shares shall be blanked.</text:span></text:p>
      <text:p text:style-name="P26"/>
      <text:p text:style-name="P34"><text:span text:style-name="T11">ID::RTNV-</text:span><text:span text:style-name="T12">PR</text:span><text:span text:style-name="T11">-</text:span><text:span text:style-name="T15">NEXT</text:span><text:span text:style-name="T11">-0</text:span><text:span text:style-name="T15">2</text:span><text:span text:style-name="T12">0.</text:span><text:span text:style-name="T15">00</text:span><text:span text:style-name="T20">3</text:span><text:span text:style-name="T12"> <text:s/></text:span><text:span text:style-name="T15">If there are no remaining stocks to display and the display has already been blanked, rtnv shall </text:span><text:span text:style-name="T20">display the first stock in the persistent copy of the portfolio</text:span><text:span text:style-name="T15">.</text:span></text:p>
      <text:p text:style-name="P26"/>
      <text:list xml:id="list103354676333387" text:continue-numbering="true" text:style-name="Numbering_20_1">
        <text:list-item>
          <text:list>
            <text:list-item>
              <text:list>
                <text:list-item>
                  <text:h text:style-name="P43" text:outline-level="1"><text:bookmark-start text:name="__RefHeading__707_613997132"/><text:span text:style-name="T21">Calculate Net Value</text:span> button<text:bookmark-end text:name="__RefHeading__707_613997132"/></text:h>
                </text:list-item>
              </text:list>
            </text:list-item>
          </text:list>
        </text:list-item>
      </text:list>
      <text:p text:style-name="P34"><text:span text:style-name="T11">ID::RTNV-</text:span><text:span text:style-name="T12">PR</text:span><text:span text:style-name="T11">-</text:span><text:span text:style-name="T15">CNV</text:span><text:span text:style-name="T11">-0</text:span><text:span text:style-name="T12">10 <text:s/></text:span><text:span text:style-name="T15">When the calculate net value button is pressed, the sum of the products of the number of shares and value of each share shall be calcuated and that total displayed (in dollar format) in the calculated net value display field.</text:span></text:p>
      <text:p text:style-name="P26"/>
      <text:list xml:id="list103354955526354" text:continue-numbering="true" text:style-name="Numbering_20_1">
        <text:list-item>
          <text:list>
            <text:list-item>
              <text:h text:style-name="P42" text:outline-level="1"><text:bookmark-start text:name="__RefHeading__686_1210061290"/>Provisioning Requirements<text:bookmark-end text:name="__RefHeading__686_1210061290"/></text:h>
            </text:list-item>
          </text:list>
        </text:list-item>
      </text:list>
      <text:p text:style-name="P36"><text:span text:style-name="T11">ID::RTNV-</text:span><text:span text:style-name="T10">PROV</text:span><text:span text:style-name="T11">-0</text:span><text:span text:style-name="T10">1</text:span><text:span text:style-name="T12">0 <text:s/></text:span><text:span text:style-name="T10">rtnv shall </text:span><text:span text:style-name="T18">initialize and create an empty portfolio if none exists </text:span><text:soft-page-break/><text:span text:style-name="T18">(first time run on the device).</text:span></text:p>
      <text:p text:style-name="P29"/>
      <text:p text:style-name="P37"><text:span text:style-name="T11">ID::RTNV-</text:span><text:span text:style-name="T15">PROV</text:span><text:span text:style-name="T11">-0</text:span><text:span text:style-name="T18">2</text:span><text:span text:style-name="T12">0 <text:s/></text:span><text:span text:style-name="T15">rtnv shall be able to store at least 20 stocks in the portfolio.</text:span></text:p>
      <text:list xml:id="list103353952040820" text:continue-numbering="true" text:style-name="Numbering_20_1">
        <text:list-item>
          <text:list>
            <text:list-item>
              <text:h text:style-name="P42" text:outline-level="1"><text:bookmark-start text:name="__RefHeading__688_1210061290"/>Performance Requirements<text:bookmark-end text:name="__RefHeading__688_1210061290"/></text:h>
            </text:list-item>
          </text:list>
        </text:list-item>
      </text:list>
      <text:p text:style-name="P35"><text:span text:style-name="T11">ID::RTNV-</text:span><text:span text:style-name="T17">PERF</text:span><text:span text:style-name="T11">-0</text:span><text:span text:style-name="T17">1</text:span><text:span text:style-name="T12">0 <text:s/></text:span><text:span text:style-name="T17">rtnv shall be able to display the main menu within 20 seconds of selecting the app from the Android menu given 20 stocks in the portfolio and access to the intern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Addressee" style:family="paragraph" style:parent-style-name="Standard" style:class="extra">
      <style:paragraph-properties fo:margin-top="0in" fo:margin-bottom="0.0417in" loext:contextual-spacing="false" text:number-lines="false" text:line-number="0"/>
    </style:style>
    <style:style style:name="NH1" style:family="paragraph" style:parent-style-name="Heading_20_1" style:default-outline-level="1" style:list-style-name="Numbering_20_1">
      <loext:graphic-properties draw:fill="none" draw:fill-color="#729fcf"/>
      <style:paragraph-properties fo:background-color="transparent" style:shadow="none">
        <style:tab-stops/>
      </style:paragraph-properties>
      <style:text-properties style:font-name="Arial1" fo:font-family="Arial" style:font-style-name="Bold" style:font-family-generic="swiss" style:font-pitch="variable" fo:font-size="12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Numbering_20_Symbols" style:display-name="Numbering Symbols" style:family="text">
      <style:text-properties style:font-name="Arial" fo:font-family="Arial" style:font-family-generic="swiss" style:font-pitch="variable"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 Broihier</meta:initial-creator>
    <meta:creation-date>2016-10-07T10:58:18.729601000</meta:creation-date>
    <dc:date>2017-08-26T10:33:53.162892000</dc:date>
    <meta:editing-duration>PT2H47M9S</meta:editing-duration>
    <meta:editing-cycles>20</meta:editing-cycles>
    <meta:generator>LibreOffice/5.2.2.2$MacOSX_X86_64 LibreOffice_project/8f96e87c890bf8fa77463cd4b640a2312823f3ad</meta:generator>
    <meta:document-statistic meta:table-count="0" meta:image-count="0" meta:object-count="0" meta:page-count="6" meta:paragraph-count="73" meta:word-count="1108" meta:character-count="6796" meta:non-whitespace-character-count="5709"/>
  </office:meta>
</office:document-meta>
</file>